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InsertersTests.fromFormData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odyInsertersTests.create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odyInsertersTests.ofProducerWithSing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dyInsertersTests.ofProducerWith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dyInsertersTests.ofData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sTests.of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dyInsertersTests.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sTests.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dyInsertersTests.of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dyInsertersTests.ofObjectWith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sTests.of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dyInsertersTests.from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dyInsertersTests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InsertersTests.ofProducerWithFlu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dyInsertersTests.ofResource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odyInsertersTests.ofResourceWithExplici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.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InsertersTests.fromMultipartDataWith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odyInsertersTests.ofServerSentEvent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dyInsertersTests.fromFormData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dyInsertersTests.server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